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40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5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014" table:default-cell-style-name="ce4"/>
        <table:table-row table:style-name="ro1">
          <table:table-cell table:style-name="ce1" office:value-type="string" calcext:value-type="string" table:number-columns-spanned="1" table:number-rows-spanned="10">
            <text:p>bolhas/min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4" calcext:value-type="float">
            <text:p>12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covered-table-cell table:style-name="ce2"/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22" calcext:value-type="float">
            <text:p>122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covered-table-cell table:style-name="ce2"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2" office:value-type="string" calcext:value-type="string">
            <text:p>26/06/24</text:p>
          </table:table-cell>
          <table:table-cell table:number-columns-repeated="2" table:style-name="ce2" office:value-type="string" calcext:value-type="string">
            <text:p>27/06/24</text:p>
          </table:table-cell>
          <table:table-cell table:number-columns-repeated="2" table:style-name="ce2" office:value-type="string" calcext:value-type="string">
            <text:p>28/06/24</text:p>
          </table:table-cell>
          <table:table-cell table:style-name="ce7" office:value-type="date" office:date-value="2024-01-07" calcext:value-type="date">
            <text:p>01/07/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ora</text:p>
          </table:table-cell>
          <table:table-cell table:style-name="ce6" office:value-type="time" office:time-value="PT15H59M54.764834549S" calcext:value-type="time">
            <text:p>15:59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6" office:value-type="time" office:time-value="PT18H40M00S" calcext:value-type="time">
            <text:p>18:40</text:p>
          </table:table-cell>
          <table:table-cell table:style-name="ce6" office:value-type="time" office:time-value="PT15H30M00S" calcext:value-type="time">
            <text:p>15:30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15H20M00S" calcext:value-type="time">
            <text:p>15:20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2"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2" table:number-rows-spanned="1">
            <text:p>* medidas sem a bolsa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Desvio Padrão</text:p>
          </table:table-cell>
          <table:table-cell table:number-columns-repeated="1022"/>
        </table:table-row>
        <table:table-row table:style-name="ro1">
          <table:table-cell table:style-name="ce5" table:formula="of:=AVERAGE([.B1:.G10])" office:value-type="float" office:value="122.1" calcext:value-type="float">
            <text:p>122.10</text:p>
          </table:table-cell>
          <table:table-cell table:style-name="ce5" table:formula="of:=STDEVP([.B1:.G10])" office:value-type="float" office:value="7.3613857391119" calcext:value-type="float">
            <text:p>7.36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1T15:34:41.482569016</meta:creation-date>
    <dc:date>2024-07-01T16:39:20.025538082</dc:date>
    <meta:editing-duration>PT18M51S</meta:editing-duration>
    <meta:editing-cycles>5</meta:editing-cycles>
    <meta:generator>LibreOffice/6.4.7.2$Linux_X86_64 LibreOffice_project/40$Build-2</meta:generator>
    <meta:document-statistic meta:table-count="1" meta:cell-count="82" meta:object-count="0"/>
  </office:meta>
</office:document-meta>
</file>